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T1" style:family="text">
      <style:text-properties style:font-name="Arial" fo:font-size="16pt" fo:font-weight="bold" style:font-size-asian="16pt" style:font-weight-asian="bold"/>
    </style:style>
    <style:style style:name="T2" style:family="text">
      <style:text-properties style:font-name="Arial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  <style:style style:name="T4" style:family="text">
      <style:text-properties officeooo:rsid="00141c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História #1 Catálogo de produtos</text:p>
      <text:p text:style-name="P6"><text:s text:c="2"/>Como único desenvolvedor, eu quero que meu sistema seja capaz de exibir</text:p>
      <text:p text:style-name="P6"><text:s text:c="2"/>os principais produtos do sistema na página <text:span text:style-name="T4">do carrinho</text:span>.</text:p>
      <text:p text:style-name="P6"><text:s text:c="2"/>Com o objetivo de fornecer maior visibilidade de nossos principais produtos.</text:p>
      <text:p text:style-name="P6"/>
      <text:p text:style-name="P6">História #2 <text:span text:style-name="T3">Venda separada</text:span></text:p>
      <text:p text:style-name="P6"><text:s text:c="2"/>Como único desenvolvedor, eu quero que meu sistema ofereça</text:p>
      <text:p text:style-name="P6"><text:s text:c="2"/>salgados e bebidas vendidos separadamente.</text:p>
      <text:p text:style-name="P6"><text:s text:c="2"/>Objetivo de lucrar mais com as bebidas, já que a maioria é fornecida por terceiros e tem preços regulari<text:span text:style-name="T3">z</text:span>ados.</text:p>
      <text:p text:style-name="P6"/>
      <text:p text:style-name="P6">História #3 <text:span text:style-name="T3">Oferta</text:span></text:p>
      <text:p text:style-name="P6"><text:s text:c="2"/>Como único desenvolvedor, eu quero que meu sistema ofereça uma oferta de 10 <text:s text:c="4"/>salgados + qualquer bebida por R$17,00,</text:p>
      <text:p text:style-name="P6"><text:s text:c="2"/>Com o objetivo de chamar a atenção de nossos clientes e arrecadar mais.</text:p>
      <text:p text:style-name="P6"/>
      <text:p text:style-name="P6">História #4 <text:span text:style-name="T3">Cadastro</text:span></text:p>
      <text:p text:style-name="P6"><text:s text:c="2"/>Como único desenvolvedor, eu quero que meu sistema ofereça a realização de cadastro, </text:p>
      <text:p text:style-name="P6"><text:s text:c="2"/>com o objetivo de obter dados da localidade de nossos clientes, para a realiação da entrega de nossos produtos.</text:p>
      <text:p text:style-name="P6"/>
      <text:p text:style-name="P6">História #5 <text:span text:style-name="T3">Carrinho</text:span></text:p>
      <text:p text:style-name="P6"><text:s text:c="2"/>Como único desenvolvedor, eu quero que meu sistema tenha um carrinho de compras, </text:p>
      <text:p text:style-name="P6"><text:s text:c="2"/>com o objetivo de oferecer opções de adicionar mais produtos ao carrinho, cancelar compra e retirar produtos do carrinho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5T17:19:26.785000000</dc:date>
    <meta:editing-duration>PT10M26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1" meta:word-count="195" meta:character-count="1241" meta:non-whitespace-character-count="1037"/>
  </office:meta>
</office:document-meta>
</file>